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3">
      <style:table-cell-properties style:vertical-align="middle" fo:wrap-option="wrap" style:repeat-content="false"/>
      <style:paragraph-properties fo:text-align="end" fo:margin-right="0cm"/>
      <style:text-properties fo:font-size="9pt" style:font-size-asian="9pt" style:font-size-complex="9pt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.353cm"/>
    </style:style>
    <style:style style:name="ce7" style:family="table-cell" style:parent-style-name="Default" style:data-style-name="N2">
      <style:table-cell-properties style:vertical-align="middle" style:repeat-content="false"/>
      <style:paragraph-properties fo:text-align="start" fo:margin-left="0.353cm"/>
    </style:style>
    <style:style style:name="ce8" style:family="table-cell" style:parent-style-name="Default" style:data-style-name="N3"/>
    <style:style style:name="co1" style:family="table-column">
      <style:table-column-properties fo:break-before="auto" style:column-width="4.683125cm" style:use-optimal-column-width="true"/>
    </style:style>
    <style:style style:name="co2" style:family="table-column">
      <style:table-column-properties fo:break-before="auto" style:column-width="1.64041666666667cm" style:use-optimal-column-width="true"/>
    </style:style>
    <style:style style:name="co3" style:family="table-column">
      <style:table-column-properties fo:break-before="auto" style:column-width="2.06375cm" style:use-optimal-column-width="true"/>
    </style:style>
    <style:style style:name="co4" style:family="table-column">
      <style:table-column-properties fo:break-before="auto" style:column-width="1.349375cm" style:use-optimal-column-width="true"/>
    </style:style>
    <style:style style:name="co5" style:family="table-column">
      <style:table-column-properties fo:break-before="auto" style:column-width="3.413125cm" style:use-optimal-column-width="true"/>
    </style:style>
    <style:style style:name="co6" style:family="table-column">
      <style:table-column-properties fo:break-before="auto" style:column-width="4.65666666666667cm" style:use-optimal-column-width="true"/>
    </style:style>
    <style:style style:name="co7" style:family="table-column">
      <style:table-column-properties fo:break-before="auto" style:column-width="2.24895833333333cm" style:use-optimal-column-width="true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City name<text:s/></text:p>
          </table:table-cell>
          <table:table-cell office:value-type="string" table:style-name="ce2">
            <text:p>Area<text:s/></text:p>
          </table:table-cell>
          <table:table-cell office:value-type="string" table:style-name="ce2">
            <text:p>Population<text:s/></text:p>
          </table:table-cell>
          <table:table-cell office:value-type="string" table:style-name="ce2">
            <text:p>Height<text:s/></text:p>
          </table:table-cell>
          <table:table-cell office:value-type="string" table:style-name="ce2">
            <text:p>Population density<text:s/></text:p>
          </table:table-cell>
          <table:table-cell office:value-type="string" table:style-name="ce2">
            <text:p>Births per woman per year<text:s/></text:p>
          </table:table-cell>
          <table:table-cell office:value-type="string" table:style-name="ce2">
            <text:p>Growth Rat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npur</text:p>
          </table:table-cell>
          <table:table-cell office:value-type="float" office:value="403.7" table:style-name="ce3">
            <text:p>403.70</text:p>
          </table:table-cell>
          <table:table-cell office:value-type="float" office:value="2920067" table:style-name="ce4">
            <text:p>29,20,067</text:p>
          </table:table-cell>
          <table:table-cell office:value-type="float" office:value="126" table:style-name="ce1">
            <text:p>126</text:p>
          </table:table-cell>
          <table:table-cell office:value-type="float" office:value="7233.2598464206094" table:formula="of:=([.C2]/[.B2])" table:style-name="ce1">
            <text:p>7233.259846</text:p>
          </table:table-cell>
          <table:table-cell office:value-type="float" office:value="80.739999999999995" table:formula="of:=([.B2]/5)" table:style-name="ce1">
            <text:p>80.74</text:p>
          </table:table-cell>
          <table:table-cell office:value-type="float" office:value="83.98" table:style-name="ce5">
            <text:p>83.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cknow</text:p>
          </table:table-cell>
          <table:table-cell office:value-type="float" office:value="2528" table:style-name="ce3">
            <text:p>2528.00</text:p>
          </table:table-cell>
          <table:table-cell office:value-type="float" office:value="2901474" table:style-name="ce4">
            <text:p>29,01,474</text:p>
          </table:table-cell>
          <table:table-cell office:value-type="string" table:style-name="ce6">
            <text:p>123 </text:p>
          </table:table-cell>
          <table:table-cell office:value-type="float" office:value="1147.7349683544303" table:formula="of:=([.C3]/[.B3])" table:style-name="ce1">
            <text:p>1147.734968</text:p>
          </table:table-cell>
          <table:table-cell office:value-type="float" office:value="505.6" table:formula="of:=([.B3]/5)" table:style-name="ce1">
            <text:p>505.6</text:p>
          </table:table-cell>
          <table:table-cell office:value-type="float" office:value="84.72" table:style-name="ce5">
            <text:p>84.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haziabad</text:p>
          </table:table-cell>
          <table:table-cell office:value-type="float" office:value="133.30000000000001" table:style-name="ce3">
            <text:p>133.30</text:p>
          </table:table-cell>
          <table:table-cell office:value-type="float" office:value="2358525" table:style-name="ce4">
            <text:p>23,58,525</text:p>
          </table:table-cell>
          <table:table-cell office:value-type="string" table:style-name="ce6">
            <text:p>214 </text:p>
          </table:table-cell>
          <table:table-cell office:value-type="float" office:value="17693.360840210051" table:formula="of:=([.C4]/[.B4])" table:style-name="ce1">
            <text:p>17693.36084</text:p>
          </table:table-cell>
          <table:table-cell office:value-type="float" office:value="26.660000000000004" table:formula="of:=([.B4]/5)" table:style-name="ce1">
            <text:p>26.66</text:p>
          </table:table-cell>
          <table:table-cell office:value-type="float" office:value="93.81" table:style-name="ce5">
            <text:p>93.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gra</text:p>
          </table:table-cell>
          <table:table-cell office:value-type="float" office:value="188.4" table:style-name="ce3">
            <text:p>188.40</text:p>
          </table:table-cell>
          <table:table-cell office:value-type="float" office:value="1746467" table:style-name="ce4">
            <text:p>17,46,467</text:p>
          </table:table-cell>
          <table:table-cell office:value-type="float" office:value="171" table:style-name="ce1">
            <text:p>171</text:p>
          </table:table-cell>
          <table:table-cell office:value-type="float" office:value="9269.9946921443734" table:formula="of:=([.C5]/[.B5])" table:style-name="ce1">
            <text:p>9269.994692</text:p>
          </table:table-cell>
          <table:table-cell office:value-type="float" office:value="37.68" table:formula="of:=([.B5]/5)" table:style-name="ce1">
            <text:p>37.68</text:p>
          </table:table-cell>
          <table:table-cell office:value-type="float" office:value="64.61" table:style-name="ce5">
            <text:p>64.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aranasi</text:p>
          </table:table-cell>
          <table:table-cell office:value-type="float" office:value="1550" table:style-name="ce3">
            <text:p>1550.00</text:p>
          </table:table-cell>
          <table:table-cell office:value-type="float" office:value="1435113" table:style-name="ce4">
            <text:p>14,35,113</text:p>
          </table:table-cell>
          <table:table-cell office:value-type="float" office:value="81" table:style-name="ce1">
            <text:p>81</text:p>
          </table:table-cell>
          <table:table-cell office:value-type="float" office:value="925.87935483870967" table:formula="of:=([.C6]/[.B6])" table:style-name="ce1">
            <text:p>925.8793548</text:p>
          </table:table-cell>
          <table:table-cell office:value-type="float" office:value="310" table:formula="of:=([.B6]/5)" table:style-name="ce1">
            <text:p>310</text:p>
          </table:table-cell>
          <table:table-cell office:value-type="float" office:value="80.31" table:style-name="ce5">
            <text:p>80.3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erut</text:p>
          </table:table-cell>
          <table:table-cell office:value-type="float" office:value="450" table:style-name="ce7">
            <text:p>450.00</text:p>
          </table:table-cell>
          <table:table-cell office:value-type="float" office:value="1424908" table:style-name="ce4">
            <text:p>14,24,908</text:p>
          </table:table-cell>
          <table:table-cell office:value-type="float" office:value="256" table:style-name="ce1">
            <text:p>256</text:p>
          </table:table-cell>
          <table:table-cell office:value-type="float" office:value="3166.4622222222224" table:formula="of:=([.C7]/[.B7])" table:style-name="ce1">
            <text:p>3166.462222</text:p>
          </table:table-cell>
          <table:table-cell office:value-type="float" office:value="90" table:formula="of:=([.B7]/5)" table:style-name="ce1">
            <text:p>90</text:p>
          </table:table-cell>
          <table:table-cell office:value-type="float" office:value="78.290000000000006" table:style-name="ce5">
            <text:p>78.2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lahabad</text:p>
          </table:table-cell>
          <table:table-cell office:value-type="float" office:value="70.5" table:style-name="ce3">
            <text:p>70.50</text:p>
          </table:table-cell>
          <table:table-cell office:value-type="float" office:value="1216719" table:style-name="ce4">
            <text:p>12,16,719</text:p>
          </table:table-cell>
          <table:table-cell office:value-type="float" office:value="98" table:style-name="ce1">
            <text:p>98</text:p>
          </table:table-cell>
          <table:table-cell office:value-type="float" office:value="17258.425531914894" table:formula="of:=([.C8]/[.B8])" table:style-name="ce1">
            <text:p>17258.42553</text:p>
          </table:table-cell>
          <table:table-cell office:value-type="float" office:value="14.1" table:formula="of:=([.B8]/5)" table:style-name="ce1">
            <text:p>14.1</text:p>
          </table:table-cell>
          <table:table-cell office:value-type="float" office:value="86.06" table:style-name="ce5">
            <text:p>86.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reilly</text:p>
          </table:table-cell>
          <table:table-cell office:value-type="float" office:value="235" table:style-name="ce3">
            <text:p>235.00</text:p>
          </table:table-cell>
          <table:table-cell office:value-type="float" office:value="979933" table:style-name="ce4">
            <text:p>9,79,933</text:p>
          </table:table-cell>
          <table:table-cell office:value-type="float" office:value="268" table:style-name="ce1">
            <text:p>268</text:p>
          </table:table-cell>
          <table:table-cell office:value-type="float" office:value="4169.9276595744677" table:formula="of:=([.C9]/[.B9])" table:style-name="ce1">
            <text:p>4169.92766</text:p>
          </table:table-cell>
          <table:table-cell office:value-type="float" office:value="47" table:formula="of:=([.B9]/5)" table:style-name="ce1">
            <text:p>47</text:p>
          </table:table-cell>
          <table:table-cell office:value-type="float" office:value="70.97" table:style-name="ce5">
            <text:p>70.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igarh</text:p>
          </table:table-cell>
          <table:table-cell office:value-type="float" office:value="725" table:style-name="ce3">
            <text:p>725.00</text:p>
          </table:table-cell>
          <table:table-cell office:value-type="float" office:value="909559" table:style-name="ce4">
            <text:p>9,09,559</text:p>
          </table:table-cell>
          <table:table-cell office:value-type="string" table:style-name="ce6">
            <text:p>178 </text:p>
          </table:table-cell>
          <table:table-cell office:value-type="float" office:value="1254.5641379310346" table:formula="of:=([.C10]/[.B10])" table:style-name="ce1">
            <text:p>1254.564138</text:p>
          </table:table-cell>
          <table:table-cell office:value-type="float" office:value="145" table:formula="of:=([.B10]/5)" table:style-name="ce1">
            <text:p>145</text:p>
          </table:table-cell>
          <table:table-cell office:value-type="float" office:value="70.540000000000006" table:style-name="ce5">
            <text:p>70.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radabad</text:p>
          </table:table-cell>
          <table:table-cell office:value-type="float" office:value="3493" table:style-name="ce3">
            <text:p>3493.00</text:p>
          </table:table-cell>
          <table:table-cell office:value-type="float" office:value="889810" table:style-name="ce4">
            <text:p>8,89,810</text:p>
          </table:table-cell>
          <table:table-cell office:value-type="float" office:value="198" table:style-name="ce1">
            <text:p>198</text:p>
          </table:table-cell>
          <table:table-cell office:value-type="float" office:value="254.74091039221301" table:formula="of:=([.C11]/[.B11])" table:style-name="ce1">
            <text:p>254.7409104</text:p>
          </table:table-cell>
          <table:table-cell office:value-type="float" office:value="698.6" table:formula="of:=([.B11]/5)" table:style-name="ce1">
            <text:p>698.6</text:p>
          </table:table-cell>
          <table:table-cell office:value-type="float" office:value="70.650000000000006" table:style-name="ce5">
            <text:p>70.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aranpur</text:p>
          </table:table-cell>
          <table:table-cell office:value-type="float" office:value="3860" table:style-name="ce3">
            <text:p>3860.00</text:p>
          </table:table-cell>
          <table:table-cell office:value-type="float" office:value="703345" table:style-name="ce4">
            <text:p>7,03,345</text:p>
          </table:table-cell>
          <table:table-cell office:value-type="float" office:value="284" table:style-name="ce1">
            <text:p>284</text:p>
          </table:table-cell>
          <table:table-cell office:value-type="float" office:value="182.21373056994818" table:formula="of:=([.C12]/[.B12])" table:style-name="ce1">
            <text:p>182.2137306</text:p>
          </table:table-cell>
          <table:table-cell office:value-type="float" office:value="772" table:formula="of:=([.B12]/5)" table:style-name="ce1">
            <text:p>772</text:p>
          </table:table-cell>
          <table:table-cell office:value-type="float" office:value="77.94" table:style-name="ce5">
            <text:p>77.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rakhpur</text:p>
          </table:table-cell>
          <table:table-cell office:value-type="float" office:value="5484" table:style-name="ce3">
            <text:p>5484.00</text:p>
          </table:table-cell>
          <table:table-cell office:value-type="float" office:value="692519" table:style-name="ce4">
            <text:p>6,92,519</text:p>
          </table:table-cell>
          <table:table-cell office:value-type="float" office:value="84" table:style-name="ce1">
            <text:p>84</text:p>
          </table:table-cell>
          <table:table-cell office:value-type="float" office:value="126.27990517870168" table:formula="of:=([.C13]/[.B13])" table:style-name="ce1">
            <text:p>126.2799052</text:p>
          </table:table-cell>
          <table:table-cell office:value-type="float" office:value="1096.8" table:formula="of:=([.B13]/5)" table:style-name="ce1">
            <text:p>1096.8</text:p>
          </table:table-cell>
          <table:table-cell office:value-type="float" office:value="85.64" table:style-name="ce5">
            <text:p>85.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izabad</text:p>
          </table:table-cell>
          <table:table-cell office:value-type="float" office:value="150" table:style-name="ce7">
            <text:p>150.00</text:p>
          </table:table-cell>
          <table:table-cell office:value-type="float" office:value="642381" table:style-name="ce4">
            <text:p>6,42,381</text:p>
          </table:table-cell>
          <table:table-cell office:value-type="float" office:value="97" table:style-name="ce1">
            <text:p>97</text:p>
          </table:table-cell>
          <table:table-cell office:value-type="float" office:value="4282.54" table:formula="of:=([.C14]/[.B14])" table:style-name="ce1">
            <text:p>4282.54</text:p>
          </table:table-cell>
          <table:table-cell office:value-type="float" office:value="30" table:formula="of:=([.B14]/5)" table:style-name="ce1">
            <text:p>30</text:p>
          </table:table-cell>
          <table:table-cell office:value-type="float" office:value="88.58" table:style-name="ce5">
            <text:p>88.5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hansi</text:p>
          </table:table-cell>
          <table:table-cell office:value-type="float" office:value="5024" table:style-name="ce3">
            <text:p>5024.00</text:p>
          </table:table-cell>
          <table:table-cell office:value-type="float" office:value="549391" table:style-name="ce4">
            <text:p>5,49,391</text:p>
          </table:table-cell>
          <table:table-cell office:value-type="float" office:value="285" table:style-name="ce1">
            <text:p>285</text:p>
          </table:table-cell>
          <table:table-cell office:value-type="float" office:value="109.35330414012739" table:formula="of:=([.C15]/[.B15])" table:style-name="ce1">
            <text:p>109.3533041</text:p>
          </table:table-cell>
          <table:table-cell office:value-type="float" office:value="1004.8" table:formula="of:=([.B15]/5)" table:style-name="ce1">
            <text:p>1004.8</text:p>
          </table:table-cell>
          <table:table-cell office:value-type="float" office:value="84.41" table:style-name="ce5">
            <text:p>84.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zaffarnagar</text:p>
          </table:table-cell>
          <table:table-cell office:value-type="float" office:value="150" table:style-name="ce7">
            <text:p>150.00</text:p>
          </table:table-cell>
          <table:table-cell office:value-type="float" office:value="494792" table:style-name="ce4">
            <text:p>4,94,792</text:p>
          </table:table-cell>
          <table:table-cell office:value-type="float" office:value="272" table:style-name="ce1">
            <text:p>272</text:p>
          </table:table-cell>
          <table:table-cell office:value-type="float" office:value="3298.6133333333332" table:formula="of:=([.C16]/[.B16])" table:style-name="ce1">
            <text:p>3298.613333</text:p>
          </table:table-cell>
          <table:table-cell office:value-type="float" office:value="30" table:formula="of:=([.B16]/5)" table:style-name="ce1">
            <text:p>30</text:p>
          </table:table-cell>
          <table:table-cell office:value-type="float" office:value="80.989999999999995" table:style-name="ce5">
            <text:p>80.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thura</text:p>
          </table:table-cell>
          <table:table-cell office:value-type="float" office:value="3709" table:style-name="ce3">
            <text:p>3709.00</text:p>
          </table:table-cell>
          <table:table-cell office:value-type="float" office:value="454937" table:style-name="ce4">
            <text:p>4,54,937</text:p>
          </table:table-cell>
          <table:table-cell office:value-type="float" office:value="174" table:style-name="ce1">
            <text:p>174</text:p>
          </table:table-cell>
          <table:table-cell office:value-type="float" office:value="122.65758964680506" table:formula="of:=([.C17]/[.B17])" table:style-name="ce1">
            <text:p>122.6575896</text:p>
          </table:table-cell>
          <table:table-cell office:value-type="float" office:value="741.8" table:formula="of:=([.B17]/5)" table:style-name="ce1">
            <text:p>741.8</text:p>
          </table:table-cell>
          <table:table-cell office:value-type="float" office:value="77.11" table:style-name="ce5">
            <text:p>77.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udaun</text:p>
          </table:table-cell>
          <table:table-cell office:value-type="float" office:value="81" table:style-name="ce3">
            <text:p>81.00</text:p>
          </table:table-cell>
          <table:table-cell office:value-type="float" office:value="369221" table:style-name="ce4">
            <text:p>3,69,221</text:p>
          </table:table-cell>
          <table:table-cell office:value-type="float" office:value="164" table:style-name="ce1">
            <text:p>164</text:p>
          </table:table-cell>
          <table:table-cell office:value-type="float" office:value="4558.2839506172841" table:formula="of:=([.C18]/[.B18])" table:style-name="ce1">
            <text:p>4558.283951</text:p>
          </table:table-cell>
          <table:table-cell office:value-type="float" office:value="16.2" table:formula="of:=([.B18]/5)" table:style-name="ce1">
            <text:p>16.2</text:p>
          </table:table-cell>
          <table:table-cell office:value-type="float" office:value="83" table:style-name="ce5">
            <text:p>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pur</text:p>
          </table:table-cell>
          <table:table-cell office:value-type="float" office:value="2367" table:style-name="ce3">
            <text:p>2367.00</text:p>
          </table:table-cell>
          <table:table-cell office:value-type="float" office:value="359062" table:style-name="ce4">
            <text:p>3,59,062</text:p>
          </table:table-cell>
          <table:table-cell office:value-type="float" office:value="288" table:style-name="ce1">
            <text:p>288</text:p>
          </table:table-cell>
          <table:table-cell office:value-type="float" office:value="151.694972539079" table:formula="of:=([.C19]/[.B19])" table:style-name="ce1">
            <text:p>151.6949725</text:p>
          </table:table-cell>
          <table:table-cell office:value-type="float" office:value="473.4" table:formula="of:=([.B19]/5)" table:style-name="ce1">
            <text:p>473.4</text:p>
          </table:table-cell>
          <table:table-cell office:value-type="float" office:value="79.56" table:style-name="ce5">
            <text:p>79.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ahjahanpur</text:p>
          </table:table-cell>
          <table:table-cell office:value-type="float" office:value="4575" table:style-name="ce3">
            <text:p>4575.00</text:p>
          </table:table-cell>
          <table:table-cell office:value-type="float" office:value="356103" table:style-name="ce4">
            <text:p>3,56,103</text:p>
          </table:table-cell>
          <table:table-cell office:value-type="string" table:style-name="ce6">
            <text:p>194 </text:p>
          </table:table-cell>
          <table:table-cell office:value-type="float" office:value="77.836721311475415" table:formula="of:=([.C20]/[.B20])" table:style-name="ce1">
            <text:p>77.83672131</text:p>
          </table:table-cell>
          <table:table-cell office:value-type="float" office:value="915" table:formula="of:=([.B20]/5)" table:style-name="ce1">
            <text:p>915</text:p>
          </table:table-cell>
          <table:table-cell office:value-type="float" office:value="79.81" table:style-name="ce5">
            <text:p>79.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rrukhabad-cum-Fategarh</text:p>
          </table:table-cell>
          <table:table-cell office:value-type="float" office:value="2279" table:style-name="ce3">
            <text:p>2279.00</text:p>
          </table:table-cell>
          <table:table-cell office:value-type="float" office:value="318540" table:style-name="ce4">
            <text:p>3,18,540</text:p>
          </table:table-cell>
          <table:table-cell office:value-type="float" office:value="167" table:style-name="ce1">
            <text:p>167</text:p>
          </table:table-cell>
          <table:table-cell office:value-type="float" office:value="139.77182974989032" table:formula="of:=([.C21]/[.B21])" table:style-name="ce1">
            <text:p>139.7718297</text:p>
          </table:table-cell>
          <table:table-cell office:value-type="float" office:value="455.8" table:formula="of:=([.B21]/5)" table:style-name="ce1">
            <text:p>455.8</text:p>
          </table:table-cell>
          <table:table-cell office:value-type="float" office:value="75.599999999999994" table:style-name="ce5">
            <text:p>75.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unath Bhanjan</text:p>
          </table:table-cell>
          <table:table-cell office:value-type="float" office:value="180" table:style-name="ce7">
            <text:p>180.00</text:p>
          </table:table-cell>
          <table:table-cell office:value-type="float" office:value="279060" table:style-name="ce4">
            <text:p>2,79,060</text:p>
          </table:table-cell>
          <table:table-cell office:value-type="float" office:value="45" table:style-name="ce1">
            <text:p>45</text:p>
          </table:table-cell>
          <table:table-cell office:value-type="float" office:value="1550.3333333333333" table:formula="of:=([.C22]/[.B22])" table:style-name="ce1">
            <text:p>1550.333333</text:p>
          </table:table-cell>
          <table:table-cell office:value-type="float" office:value="36" table:formula="of:=([.B22]/5)" table:style-name="ce1">
            <text:p>36</text:p>
          </table:table-cell>
          <table:table-cell office:value-type="float" office:value="78.599999999999994" table:style-name="ce5">
            <text:p>78.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pur</text:p>
          </table:table-cell>
          <table:table-cell office:value-type="float" office:value="660" table:style-name="ce3">
            <text:p>660.00</text:p>
          </table:table-cell>
          <table:table-cell office:value-type="float" office:value="262801" table:style-name="ce4">
            <text:p>2,62,801</text:p>
          </table:table-cell>
          <table:table-cell office:value-type="string" table:style-name="ce6">
            <text:p>216 </text:p>
          </table:table-cell>
          <table:table-cell office:value-type="float" office:value="398.18333333333334" table:formula="of:=([.C23]/[.B23])" table:style-name="ce1">
            <text:p>398.1833333</text:p>
          </table:table-cell>
          <table:table-cell office:value-type="float" office:value="132" table:formula="of:=([.B23]/5)" table:style-name="ce1">
            <text:p>132</text:p>
          </table:table-cell>
          <table:table-cell office:value-type="float" office:value="75.34" table:style-name="ce5">
            <text:p>75.3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ida</text:p>
          </table:table-cell>
          <table:table-cell office:value-type="float" office:value="203" table:style-name="ce3">
            <text:p>203.00</text:p>
          </table:table-cell>
          <table:table-cell office:value-type="float" office:value="259160" table:style-name="ce4">
            <text:p>2,59,160</text:p>
          </table:table-cell>
          <table:table-cell office:value-type="float" office:value="200" table:style-name="ce1">
            <text:p>200</text:p>
          </table:table-cell>
          <table:table-cell office:value-type="float" office:value="1276.6502463054187" table:formula="of:=([.C24]/[.B24])" table:style-name="ce1">
            <text:p>1276.650246</text:p>
          </table:table-cell>
          <table:table-cell office:value-type="float" office:value="40.6" table:formula="of:=([.B24]/5)" table:style-name="ce1">
            <text:p>40.6</text:p>
          </table:table-cell>
          <table:table-cell office:value-type="float" office:value="88.58" table:style-name="ce5">
            <text:p>88.5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tawah</text:p>
          </table:table-cell>
          <table:table-cell office:value-type="float" office:value="2434" table:style-name="ce3">
            <text:p>2434.00</text:p>
          </table:table-cell>
          <table:table-cell office:value-type="float" office:value="256790" table:style-name="ce4">
            <text:p>2,56,790</text:p>
          </table:table-cell>
          <table:table-cell office:value-type="string" table:style-name="ce6">
            <text:p>197 </text:p>
          </table:table-cell>
          <table:table-cell office:value-type="float" office:value="105.5012325390304" table:formula="of:=([.C25]/[.B25])" table:style-name="ce1">
            <text:p>105.5012325</text:p>
          </table:table-cell>
          <table:table-cell office:value-type="float" office:value="486.8" table:formula="of:=([.B25]/5)" table:style-name="ce1">
            <text:p>486.8</text:p>
          </table:table-cell>
          <table:table-cell office:value-type="float" office:value="82.89" table:style-name="ce5">
            <text:p>82.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zapur-cum-Vindhyachal</text:p>
          </table:table-cell>
          <table:table-cell office:value-type="float" office:value="4521" table:style-name="ce3">
            <text:p>4521.00</text:p>
          </table:table-cell>
          <table:table-cell office:value-type="float" office:value="245817" table:style-name="ce4">
            <text:p>2,45,817</text:p>
          </table:table-cell>
          <table:table-cell office:value-type="string" table:style-name="ce6">
            <text:p>80 </text:p>
          </table:table-cell>
          <table:table-cell office:value-type="float" office:value="54.372262773722625" table:formula="of:=([.C26]/[.B26])" table:style-name="ce1">
            <text:p>54.37226277</text:p>
          </table:table-cell>
          <table:table-cell office:value-type="float" office:value="904.2" table:formula="of:=([.B26]/5)" table:style-name="ce1">
            <text:p>904.2</text:p>
          </table:table-cell>
          <table:table-cell office:value-type="float" office:value="77.849999999999994" table:style-name="ce5">
            <text:p>77.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ulandshahr</text:p>
          </table:table-cell>
          <table:table-cell office:value-type="float" office:value="4441" table:style-name="ce7">
            <text:p>4441.00</text:p>
          </table:table-cell>
          <table:table-cell office:value-type="float" office:value="235310" table:style-name="ce4">
            <text:p>2,35,310</text:p>
          </table:table-cell>
          <table:table-cell office:value-type="float" office:value="195" table:style-name="ce1">
            <text:p>195</text:p>
          </table:table-cell>
          <table:table-cell office:value-type="float" office:value="52.985814005854536" table:formula="of:=([.C27]/[.B27])" table:style-name="ce1">
            <text:p>52.98581401</text:p>
          </table:table-cell>
          <table:table-cell office:value-type="float" office:value="888.2" table:formula="of:=([.B27]/5)" table:style-name="ce1">
            <text:p>888.2</text:p>
          </table:table-cell>
          <table:table-cell office:value-type="float" office:value="78.37" table:style-name="ce5">
            <text:p>78.3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mbhal</text:p>
          </table:table-cell>
          <table:table-cell office:value-type="float" office:value="16" table:style-name="ce7">
            <text:p>16.00</text:p>
          </table:table-cell>
          <table:table-cell office:value-type="float" office:value="221334" table:style-name="ce4">
            <text:p>2,21,334</text:p>
          </table:table-cell>
          <table:table-cell office:value-type="string" table:style-name="ce6">
            <text:p>293 </text:p>
          </table:table-cell>
          <table:table-cell office:value-type="float" office:value="13833.375" table:formula="of:=([.C28]/[.B28])" table:style-name="ce1">
            <text:p>13833.375</text:p>
          </table:table-cell>
          <table:table-cell office:value-type="float" office:value="3.2" table:formula="of:=([.B28]/5)" table:style-name="ce1">
            <text:p>3.2</text:p>
          </table:table-cell>
          <table:table-cell office:value-type="float" office:value="49.51" table:style-name="ce5">
            <text:p>49.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mroha</text:p>
          </table:table-cell>
          <table:table-cell office:value-type="float" office:value="2321" table:style-name="ce3">
            <text:p>2321.00</text:p>
          </table:table-cell>
          <table:table-cell office:value-type="float" office:value="197135" table:style-name="ce4">
            <text:p>1,97,135</text:p>
          </table:table-cell>
          <table:table-cell office:value-type="float" office:value="185" table:style-name="ce1">
            <text:p>185</text:p>
          </table:table-cell>
          <table:table-cell office:value-type="float" office:value="84.935372684187854" table:formula="of:=([.C29]/[.B29])" table:style-name="ce1">
            <text:p>84.93537268</text:p>
          </table:table-cell>
          <table:table-cell office:value-type="float" office:value="464.2" table:formula="of:=([.B29]/5)" table:style-name="ce1">
            <text:p>464.2</text:p>
          </table:table-cell>
          <table:table-cell office:value-type="float" office:value="63.88" table:style-name="ce5">
            <text:p>63.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rdoi</text:p>
          </table:table-cell>
          <table:table-cell office:value-type="float" office:value="5947" table:style-name="ce3">
            <text:p>5947.00</text:p>
          </table:table-cell>
          <table:table-cell office:value-type="float" office:value="197046" table:style-name="ce4">
            <text:p>1,97,046</text:p>
          </table:table-cell>
          <table:table-cell office:value-type="float" office:value="141" table:style-name="ce1">
            <text:p>141</text:p>
          </table:table-cell>
          <table:table-cell office:value-type="float" office:value="33.133680847486126" table:formula="of:=([.C30]/[.B30])" table:style-name="ce1">
            <text:p>33.13368085</text:p>
          </table:table-cell>
          <table:table-cell office:value-type="float" office:value="1189.4000000000001" table:formula="of:=([.B30]/5)" table:style-name="ce1">
            <text:p>1189.4</text:p>
          </table:table-cell>
          <table:table-cell office:value-type="float" office:value="83.27" table:style-name="ce5">
            <text:p>83.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tehpur</text:p>
          </table:table-cell>
          <table:table-cell office:value-type="float" office:value="4152" table:style-name="ce3">
            <text:p>4152.00</text:p>
          </table:table-cell>
          <table:table-cell office:value-type="float" office:value="193801" table:style-name="ce4">
            <text:p>1,93,801</text:p>
          </table:table-cell>
          <table:table-cell office:value-type="float" office:value="110" table:style-name="ce1">
            <text:p>110</text:p>
          </table:table-cell>
          <table:table-cell office:value-type="float" office:value="46.676541425818883" table:formula="of:=([.C31]/[.B31])" table:style-name="ce1">
            <text:p>46.67654143</text:p>
          </table:table-cell>
          <table:table-cell office:value-type="float" office:value="830.4" table:formula="of:=([.B31]/5)" table:style-name="ce1">
            <text:p>830.4</text:p>
          </table:table-cell>
          <table:table-cell office:value-type="float" office:value="77.69" table:style-name="ce5">
            <text:p>77.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ebareli</text:p>
          </table:table-cell>
          <table:table-cell office:value-type="float" office:value="4609" table:style-name="ce3">
            <text:p>4609.00</text:p>
          </table:table-cell>
          <table:table-cell office:value-type="float" office:value="191625" table:style-name="ce4">
            <text:p>1,91,625</text:p>
          </table:table-cell>
          <table:table-cell table:style-name="ce1"/>
          <table:table-cell office:value-type="float" office:value="41.57626383163376" table:formula="of:=([.C32]/[.B32])" table:style-name="ce1">
            <text:p>41.57626383</text:p>
          </table:table-cell>
          <table:table-cell office:value-type="float" office:value="921.8" table:formula="of:=([.B32]/5)" table:style-name="ce1">
            <text:p>921.8</text:p>
          </table:table-cell>
          <table:table-cell office:value-type="float" office:value="82.97" table:style-name="ce5">
            <text:p>82.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ai</text:p>
          </table:table-cell>
          <table:table-cell office:value-type="float" office:value="4565" table:style-name="ce3">
            <text:p>4565.00</text:p>
          </table:table-cell>
          <table:table-cell office:value-type="float" office:value="190625" table:style-name="ce4">
            <text:p>1,90,625</text:p>
          </table:table-cell>
          <table:table-cell office:value-type="float" office:value="131" table:style-name="ce6">
            <text:p>131</text:p>
          </table:table-cell>
          <table:table-cell office:value-type="float" office:value="41.757940854326399" table:formula="of:=([.C33]/[.B33])" table:style-name="ce1">
            <text:p>41.75794085</text:p>
          </table:table-cell>
          <table:table-cell office:value-type="float" office:value="913" table:formula="of:=([.B33]/5)" table:style-name="ce1">
            <text:p>913</text:p>
          </table:table-cell>
          <table:table-cell office:value-type="float" office:value="83.35" table:style-name="ce5">
            <text:p>83.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itapur</text:p>
          </table:table-cell>
          <table:table-cell office:value-type="float" office:value="5743" table:style-name="ce3">
            <text:p>5743.00</text:p>
          </table:table-cell>
          <table:table-cell office:value-type="float" office:value="188230" table:style-name="ce4">
            <text:p>1,88,230</text:p>
          </table:table-cell>
          <table:table-cell office:value-type="string" table:style-name="ce6">
            <text:p>138 </text:p>
          </table:table-cell>
          <table:table-cell office:value-type="float" office:value="32.775552846944109" table:formula="of:=([.C34]/[.B34])" table:style-name="ce1">
            <text:p>32.77555285</text:p>
          </table:table-cell>
          <table:table-cell office:value-type="float" office:value="1148.5999999999999" table:formula="of:=([.B34]/5)" table:style-name="ce1">
            <text:p>1148.6</text:p>
          </table:table-cell>
          <table:table-cell office:value-type="float" office:value="83.02" table:style-name="ce5">
            <text:p>83.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hraich</text:p>
          </table:table-cell>
          <table:table-cell office:value-type="float" office:value="34" table:style-name="ce3">
            <text:p>34.00</text:p>
          </table:table-cell>
          <table:table-cell office:value-type="float" office:value="186241" table:style-name="ce4">
            <text:p>1,86,241</text:p>
          </table:table-cell>
          <table:table-cell office:value-type="string" table:style-name="ce6">
            <text:p>126 </text:p>
          </table:table-cell>
          <table:table-cell office:value-type="float" office:value="5477.6764705882351" table:formula="of:=([.C35]/[.B35])" table:style-name="ce1">
            <text:p>5477.676471</text:p>
          </table:table-cell>
          <table:table-cell office:value-type="float" office:value="6.8" table:formula="of:=([.B35]/5)" table:style-name="ce1">
            <text:p>6.8</text:p>
          </table:table-cell>
          <table:table-cell office:value-type="float" office:value="75.3" table:style-name="ce5">
            <text:p>75.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dinagar</text:p>
          </table:table-cell>
          <table:table-cell office:value-type="float" office:value="133.30000000000001" table:style-name="ce3">
            <text:p>133.30</text:p>
          </table:table-cell>
          <table:table-cell office:value-type="float" office:value="182811" table:style-name="ce4">
            <text:p>1,82,811</text:p>
          </table:table-cell>
          <table:table-cell office:value-type="float" office:value="214" table:style-name="ce1">
            <text:p>214</text:p>
          </table:table-cell>
          <table:table-cell office:value-type="float" office:value="1371.4253563390846" table:formula="of:=([.C36]/[.B36])" table:style-name="ce1">
            <text:p>1371.425356</text:p>
          </table:table-cell>
          <table:table-cell office:value-type="float" office:value="26.660000000000004" table:formula="of:=([.B36]/5)" table:style-name="ce1">
            <text:p>26.66</text:p>
          </table:table-cell>
          <table:table-cell office:value-type="float" office:value="87.03" table:style-name="ce5">
            <text:p>87.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nao</text:p>
          </table:table-cell>
          <table:table-cell office:value-type="float" office:value="70" table:style-name="ce3">
            <text:p>70.00</text:p>
          </table:table-cell>
          <table:table-cell office:value-type="float" office:value="178681" table:style-name="ce4">
            <text:p>1,78,681</text:p>
          </table:table-cell>
          <table:table-cell office:value-type="string" table:style-name="ce6">
            <text:p>98 </text:p>
          </table:table-cell>
          <table:table-cell office:value-type="float" office:value="2552.5857142857144" table:formula="of:=([.C37]/[.B37])" table:style-name="ce1">
            <text:p>2552.585714</text:p>
          </table:table-cell>
          <table:table-cell office:value-type="float" office:value="14" table:formula="of:=([.B37]/5)" table:style-name="ce1">
            <text:p>14</text:p>
          </table:table-cell>
          <table:table-cell office:value-type="float" office:value="83.72" table:style-name="ce5">
            <text:p>83.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unpur</text:p>
          </table:table-cell>
          <table:table-cell office:value-type="float" office:value="4038" table:style-name="ce3">
            <text:p>4038.00</text:p>
          </table:table-cell>
          <table:table-cell office:value-type="float" office:value="168128" table:style-name="ce4">
            <text:p>1,68,128</text:p>
          </table:table-cell>
          <table:table-cell office:value-type="float" office:value="82" table:style-name="ce1">
            <text:p>82</text:p>
          </table:table-cell>
          <table:table-cell office:value-type="float" office:value="41.636453689945519" table:formula="of:=([.C38]/[.B38])" table:style-name="ce1">
            <text:p>41.63645369</text:p>
          </table:table-cell>
          <table:table-cell office:value-type="float" office:value="807.6" table:formula="of:=([.B38]/5)" table:style-name="ce1">
            <text:p>807.6</text:p>
          </table:table-cell>
          <table:table-cell office:value-type="float" office:value="82.11" table:style-name="ce5">
            <text:p>82.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khimpur</text:p>
          </table:table-cell>
          <table:table-cell office:value-type="float" office:value="7680" table:style-name="ce3">
            <text:p>7680.00</text:p>
          </table:table-cell>
          <table:table-cell office:value-type="float" office:value="164925" table:style-name="ce4">
            <text:p>1,64,925</text:p>
          </table:table-cell>
          <table:table-cell office:value-type="float" office:value="7680" table:style-name="ce8">
            <text:p>7,680</text:p>
          </table:table-cell>
          <table:table-cell office:value-type="float" office:value="21.474609375" table:formula="of:=([.C39]/[.B39])" table:style-name="ce1">
            <text:p>21.47460938</text:p>
          </table:table-cell>
          <table:table-cell office:value-type="float" office:value="1536" table:formula="of:=([.B39]/5)" table:style-name="ce1">
            <text:p>1536</text:p>
          </table:table-cell>
          <table:table-cell office:value-type="float" office:value="83.8" table:style-name="ce5">
            <text:p>83.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thras</text:p>
          </table:table-cell>
          <table:table-cell office:value-type="float" office:value="1840" table:style-name="ce3">
            <text:p>1840.00</text:p>
          </table:table-cell>
          <table:table-cell office:value-type="float" office:value="161289" table:style-name="ce4">
            <text:p>1,61,289</text:p>
          </table:table-cell>
          <table:table-cell office:value-type="float" office:value="178" table:style-name="ce1">
            <text:p>178</text:p>
          </table:table-cell>
          <table:table-cell office:value-type="float" office:value="87.657065217391306" table:formula="of:=([.C40]/[.B40])" table:style-name="ce1">
            <text:p>87.65706522</text:p>
          </table:table-cell>
          <table:table-cell office:value-type="float" office:value="368" table:formula="of:=([.B40]/5)" table:style-name="ce1">
            <text:p>368</text:p>
          </table:table-cell>
          <table:table-cell office:value-type="float" office:value="78.05" table:style-name="ce5">
            <text:p>78.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nda</text:p>
          </table:table-cell>
          <table:table-cell office:value-type="float" office:value="443.1" table:style-name="ce3">
            <text:p>443.10</text:p>
          </table:table-cell>
          <table:table-cell office:value-type="float" office:value="160432" table:style-name="ce4">
            <text:p>1,60,432</text:p>
          </table:table-cell>
          <table:table-cell office:value-type="float" office:value="123" table:style-name="ce1">
            <text:p>123</text:p>
          </table:table-cell>
          <table:table-cell office:value-type="float" office:value="362.06725344166102" table:formula="of:=([.C41]/[.B41])" table:style-name="ce1">
            <text:p>362.0672534</text:p>
          </table:table-cell>
          <table:table-cell office:value-type="float" office:value="88.62" table:formula="of:=([.B41]/5)" table:style-name="ce1">
            <text:p>88.62</text:p>
          </table:table-cell>
          <table:table-cell office:value-type="float" office:value="83.61" table:style-name="ce5">
            <text:p>83.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ilibhit</text:p>
          </table:table-cell>
          <table:table-cell office:value-type="float" office:value="47" table:style-name="ce3">
            <text:p>47.00</text:p>
          </table:table-cell>
          <table:table-cell office:value-type="float" office:value="160146" table:style-name="ce4">
            <text:p>1,60,146</text:p>
          </table:table-cell>
          <table:table-cell office:value-type="float" office:value="20" table:style-name="ce1">
            <text:p>20</text:p>
          </table:table-cell>
          <table:table-cell office:value-type="float" office:value="3407.3617021276596" table:formula="of:=([.C42]/[.B42])" table:style-name="ce1">
            <text:p>3407.361702</text:p>
          </table:table-cell>
          <table:table-cell office:value-type="float" office:value="9.4" table:formula="of:=([.B42]/5)" table:style-name="ce1">
            <text:p>9.4</text:p>
          </table:table-cell>
          <table:table-cell office:value-type="float" office:value="72.3" table:style-name="ce5">
            <text:p>72.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ghalsarai</text:p>
          </table:table-cell>
          <table:table-cell office:value-type="float" office:value="16" table:style-name="ce3">
            <text:p>16.00</text:p>
          </table:table-cell>
          <table:table-cell office:value-type="float" office:value="154692" table:style-name="ce4">
            <text:p>1,54,692</text:p>
          </table:table-cell>
          <table:table-cell office:value-type="string" table:style-name="ce6">
            <text:p>65 </text:p>
          </table:table-cell>
          <table:table-cell office:value-type="float" office:value="9668.25" table:formula="of:=([.C43]/[.B43])" table:style-name="ce1">
            <text:p>9668.25</text:p>
          </table:table-cell>
          <table:table-cell office:value-type="float" office:value="3.2" table:formula="of:=([.B43]/5)" table:style-name="ce1">
            <text:p>3.2</text:p>
          </table:table-cell>
          <table:table-cell office:value-type="float" office:value="78.08" table:style-name="ce5">
            <text:p>78.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rabanki</text:p>
          </table:table-cell>
          <table:table-cell office:value-type="float" office:value="3894" table:style-name="ce3">
            <text:p>3894.00</text:p>
          </table:table-cell>
          <table:table-cell office:value-type="float" office:value="154692" table:style-name="ce4">
            <text:p>1,54,692</text:p>
          </table:table-cell>
          <table:table-cell office:value-type="float" office:value="125" table:style-name="ce1">
            <text:p>125</text:p>
          </table:table-cell>
          <table:table-cell office:value-type="float" office:value="39.725731895223419" table:formula="of:=([.C44]/[.B44])" table:style-name="ce1">
            <text:p>39.7257319</text:p>
          </table:table-cell>
          <table:table-cell office:value-type="float" office:value="778.8" table:formula="of:=([.B44]/5)" table:style-name="ce1">
            <text:p>778.8</text:p>
          </table:table-cell>
          <table:table-cell office:value-type="float" office:value="81.150000000000006" table:style-name="ce5">
            <text:p>81.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hurja</text:p>
          </table:table-cell>
          <table:table-cell office:value-type="float" office:value="85" table:style-name="ce3">
            <text:p>85.00</text:p>
          </table:table-cell>
          <table:table-cell office:value-type="float" office:value="142636" table:style-name="ce4">
            <text:p>1,42,636</text:p>
          </table:table-cell>
          <table:table-cell table:style-name="ce1"/>
          <table:table-cell office:value-type="float" office:value="1678.0705882352941" table:formula="of:=([.C45]/[.B45])" table:style-name="ce1">
            <text:p>1678.070588</text:p>
          </table:table-cell>
          <table:table-cell office:value-type="float" office:value="17" table:formula="of:=([.B45]/5)" table:style-name="ce1">
            <text:p>17</text:p>
          </table:table-cell>
          <table:table-cell office:value-type="float" office:value="72.75" table:style-name="ce5">
            <text:p>72.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nda</text:p>
          </table:table-cell>
          <table:table-cell office:value-type="float" office:value="13" table:style-name="ce3">
            <text:p>13.00</text:p>
          </table:table-cell>
          <table:table-cell office:value-type="float" office:value="138929" table:style-name="ce4">
            <text:p>1,38,929</text:p>
          </table:table-cell>
          <table:table-cell office:value-type="float" office:value="120" table:style-name="ce1">
            <text:p>120</text:p>
          </table:table-cell>
          <table:table-cell office:value-type="float" office:value="10686.846153846154" table:formula="of:=([.C46]/[.B46])" table:style-name="ce1">
            <text:p>10686.84615</text:p>
          </table:table-cell>
          <table:table-cell office:value-type="float" office:value="2.6" table:formula="of:=([.B46]/5)" table:style-name="ce1">
            <text:p>2.6</text:p>
          </table:table-cell>
          <table:table-cell office:value-type="float" office:value="80.319999999999993" table:style-name="ce5">
            <text:p>80.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inpuri</text:p>
          </table:table-cell>
          <table:table-cell office:value-type="float" office:value="2745" table:style-name="ce3">
            <text:p>2745.00</text:p>
          </table:table-cell>
          <table:table-cell office:value-type="float" office:value="133078" table:style-name="ce4">
            <text:p>1,33,078</text:p>
          </table:table-cell>
          <table:table-cell office:value-type="string" table:style-name="ce1">
            <text:p>153 </text:p>
          </table:table-cell>
          <table:table-cell office:value-type="float" office:value="48.480145719489983" table:formula="of:=([.C47]/[.B47])" table:style-name="ce1">
            <text:p>48.48014572</text:p>
          </table:table-cell>
          <table:table-cell office:value-type="float" office:value="549" table:formula="of:=([.B47]/5)" table:style-name="ce1">
            <text:p>549</text:p>
          </table:table-cell>
          <table:table-cell office:value-type="float" office:value="85.66" table:style-name="ce5">
            <text:p>85.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litpur</text:p>
          </table:table-cell>
          <table:table-cell office:value-type="float" office:value="5039" table:style-name="ce3">
            <text:p>5039.00</text:p>
          </table:table-cell>
          <table:table-cell office:value-type="float" office:value="133041" table:style-name="ce4">
            <text:p>1,33,041</text:p>
          </table:table-cell>
          <table:table-cell office:value-type="float" office:value="428" table:style-name="ce1">
            <text:p>428</text:p>
          </table:table-cell>
          <table:table-cell office:value-type="float" office:value="26.402262353641596" table:formula="of:=([.C48]/[.B48])" table:style-name="ce1">
            <text:p>26.40226235</text:p>
          </table:table-cell>
          <table:table-cell office:value-type="float" office:value="1007.8" table:formula="of:=([.B48]/5)" table:style-name="ce1">
            <text:p>1007.8</text:p>
          </table:table-cell>
          <table:table-cell office:value-type="float" office:value="83.96" table:style-name="ce5">
            <text:p>83.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tah</text:p>
          </table:table-cell>
          <table:table-cell office:value-type="float" office:value="4446" table:style-name="ce3">
            <text:p>4446.00</text:p>
          </table:table-cell>
          <table:table-cell office:value-type="float" office:value="131023" table:style-name="ce4">
            <text:p>1,31,023</text:p>
          </table:table-cell>
          <table:table-cell office:value-type="float" office:value="170" table:style-name="ce1">
            <text:p>170</text:p>
          </table:table-cell>
          <table:table-cell office:value-type="float" office:value="29.469860548807919" table:formula="of:=([.C49]/[.B49])" table:style-name="ce1">
            <text:p>29.46986055</text:p>
          </table:table-cell>
          <table:table-cell office:value-type="float" office:value="889.2" table:formula="of:=([.B49]/5)" table:style-name="ce1">
            <text:p>889.2</text:p>
          </table:table-cell>
          <table:table-cell office:value-type="float" office:value="85.62" table:style-name="ce5">
            <text:p>85.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oria</text:p>
          </table:table-cell>
          <table:table-cell office:value-type="float" office:value="2535" table:style-name="ce3">
            <text:p>2535.00</text:p>
          </table:table-cell>
          <table:table-cell office:value-type="float" office:value="129570" table:style-name="ce4">
            <text:p>1,29,570</text:p>
          </table:table-cell>
          <table:table-cell office:value-type="float" office:value="68" table:style-name="ce1">
            <text:p>68</text:p>
          </table:table-cell>
          <table:table-cell office:value-type="float" office:value="51.112426035502956" table:formula="of:=([.C50]/[.B50])" table:style-name="ce1">
            <text:p>51.11242604</text:p>
          </table:table-cell>
          <table:table-cell office:value-type="float" office:value="507" table:formula="of:=([.B50]/5)" table:style-name="ce1">
            <text:p>507</text:p>
          </table:table-cell>
          <table:table-cell office:value-type="float" office:value="93.73" table:style-name="ce5">
            <text:p>93.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jhani</text:p>
          </table:table-cell>
          <table:table-cell office:value-type="float" office:value="48" table:style-name="ce3">
            <text:p>48.00</text:p>
          </table:table-cell>
          <table:table-cell office:value-type="float" office:value="126000" table:style-name="ce4">
            <text:p>1,26,000</text:p>
          </table:table-cell>
          <table:table-cell office:value-type="float" office:value="192" table:style-name="ce1">
            <text:p>192</text:p>
          </table:table-cell>
          <table:table-cell office:value-type="float" office:value="2625" table:formula="of:=([.C51]/[.B51])" table:style-name="ce1">
            <text:p>2625</text:p>
          </table:table-cell>
          <table:table-cell office:value-type="float" office:value="9.6" table:formula="of:=([.B51]/5)" table:style-name="ce1">
            <text:p>9.6</text:p>
          </table:table-cell>
          <table:table-cell office:value-type="float" office:value="87" table:style-name="ce5">
            <text:p>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hazipur</text:p>
          </table:table-cell>
          <table:table-cell office:value-type="float" office:value="20" table:style-name="ce3">
            <text:p>20.00</text:p>
          </table:table-cell>
          <table:table-cell office:value-type="float" office:value="121136" table:style-name="ce4">
            <text:p>1,21,136</text:p>
          </table:table-cell>
          <table:table-cell office:value-type="float" office:value="70" table:style-name="ce1">
            <text:p>70</text:p>
          </table:table-cell>
          <table:table-cell office:value-type="float" office:value="6056.8" table:formula="of:=([.C52]/[.B52])" table:style-name="ce1">
            <text:p>6056.8</text:p>
          </table:table-cell>
          <table:table-cell office:value-type="float" office:value="4" table:formula="of:=([.B52]/5)" table:style-name="ce1">
            <text:p>4</text:p>
          </table:table-cell>
          <table:table-cell office:value-type="float" office:value="84.97" table:style-name="ce5">
            <text:p>84.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ltanpur</text:p>
          </table:table-cell>
          <table:table-cell office:value-type="float" office:value="4436" table:style-name="ce3">
            <text:p>4436.00</text:p>
          </table:table-cell>
          <table:table-cell office:value-type="float" office:value="116211" table:style-name="ce4">
            <text:p>1,16,211</text:p>
          </table:table-cell>
          <table:table-cell office:value-type="float" office:value="95" table:style-name="ce1">
            <text:p>95</text:p>
          </table:table-cell>
          <table:table-cell office:value-type="float" office:value="26.197249774571688" table:formula="of:=([.C53]/[.B53])" table:style-name="ce1">
            <text:p>26.19724977</text:p>
          </table:table-cell>
          <table:table-cell office:value-type="float" office:value="887.2" table:formula="of:=([.B53]/5)" table:style-name="ce1">
            <text:p>887.2</text:p>
          </table:table-cell>
          <table:table-cell office:value-type="float" office:value="87.61" table:style-name="ce5">
            <text:p>87.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zamgarh</text:p>
          </table:table-cell>
          <table:table-cell office:value-type="float" office:value="1219" table:style-name="ce3">
            <text:p>1219.00</text:p>
          </table:table-cell>
          <table:table-cell office:value-type="float" office:value="116165" table:style-name="ce4">
            <text:p>1,16,165</text:p>
          </table:table-cell>
          <table:table-cell office:value-type="float" office:value="64" table:style-name="ce1">
            <text:p>64</text:p>
          </table:table-cell>
          <table:table-cell office:value-type="float" office:value="95.295324036095167" table:formula="of:=([.C54]/[.B54])" table:style-name="ce1">
            <text:p>95.29532404</text:p>
          </table:table-cell>
          <table:table-cell office:value-type="float" office:value="243.8" table:formula="of:=([.B54]/5)" table:style-name="ce1">
            <text:p>243.8</text:p>
          </table:table-cell>
          <table:table-cell office:value-type="float" office:value="86.27" table:style-name="ce5">
            <text:p>86.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ijnor</text:p>
          </table:table-cell>
          <table:table-cell office:value-type="float" office:value="4049" table:style-name="ce3">
            <text:p>4049.00</text:p>
          </table:table-cell>
          <table:table-cell office:value-type="float" office:value="115381" table:style-name="ce4">
            <text:p>1,15,381</text:p>
          </table:table-cell>
          <table:table-cell office:value-type="string" table:style-name="ce6">
            <text:p>225 </text:p>
          </table:table-cell>
          <table:table-cell office:value-type="float" office:value="28.496171894294889" table:formula="of:=([.C55]/[.B55])" table:style-name="ce1">
            <text:p>28.49617189</text:p>
          </table:table-cell>
          <table:table-cell office:value-type="float" office:value="809.8" table:formula="of:=([.B55]/5)" table:style-name="ce1">
            <text:p>809.8</text:p>
          </table:table-cell>
          <table:table-cell office:value-type="float" office:value="77.900000000000006" table:style-name="ce5">
            <text:p>77.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aswan</text:p>
          </table:table-cell>
          <table:table-cell office:value-type="float" office:value="52" table:style-name="ce3">
            <text:p>52.00</text:p>
          </table:table-cell>
          <table:table-cell office:value-type="float" office:value="114921" table:style-name="ce4">
            <text:p>1,14,921</text:p>
          </table:table-cell>
          <table:table-cell office:value-type="float" office:value="172" table:style-name="ce1">
            <text:p>172</text:p>
          </table:table-cell>
          <table:table-cell office:value-type="float" office:value="2210.0192307692309" table:formula="of:=([.C56]/[.B56])" table:style-name="ce1">
            <text:p>2210.019231</text:p>
          </table:table-cell>
          <table:table-cell office:value-type="float" office:value="10.4" table:formula="of:=([.B56]/5)" table:style-name="ce1">
            <text:p>10.4</text:p>
          </table:table-cell>
          <table:table-cell office:value-type="float" office:value="71" table:style-name="ce5">
            <text:p>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sti</text:p>
          </table:table-cell>
          <table:table-cell office:value-type="float" office:value="4309" table:style-name="ce3">
            <text:p>4309.00</text:p>
          </table:table-cell>
          <table:table-cell office:value-type="float" office:value="114651" table:style-name="ce4">
            <text:p>1,14,651</text:p>
          </table:table-cell>
          <table:table-cell office:value-type="float" office:value="105" table:style-name="ce1">
            <text:p>105</text:p>
          </table:table-cell>
          <table:table-cell office:value-type="float" office:value="26.607333488048273" table:formula="of:=([.C57]/[.B57])" table:style-name="ce1">
            <text:p>26.60733349</text:p>
          </table:table-cell>
          <table:table-cell office:value-type="float" office:value="861.8" table:formula="of:=([.B57]/5)" table:style-name="ce1">
            <text:p>861.8</text:p>
          </table:table-cell>
          <table:table-cell office:value-type="float" office:value="85.29" table:style-name="ce5">
            <text:p>85.2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andausi</text:p>
          </table:table-cell>
          <table:table-cell office:value-type="float" office:value="16" table:style-name="ce3">
            <text:p>16.00</text:p>
          </table:table-cell>
          <table:table-cell office:value-type="float" office:value="114254" table:style-name="ce4">
            <text:p>1,14,254</text:p>
          </table:table-cell>
          <table:table-cell office:value-type="string" table:style-name="ce6">
            <text:p>284 </text:p>
          </table:table-cell>
          <table:table-cell office:value-type="float" office:value="7140.875" table:formula="of:=([.C58]/[.B58])" table:style-name="ce1">
            <text:p>7140.875</text:p>
          </table:table-cell>
          <table:table-cell office:value-type="float" office:value="3.2" table:formula="of:=([.B58]/5)" table:style-name="ce1">
            <text:p>3.2</text:p>
          </table:table-cell>
          <table:table-cell office:value-type="float" office:value="72.63" table:style-name="ce5">
            <text:p>72.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kbarpur</text:p>
          </table:table-cell>
          <table:table-cell office:value-type="float" office:value="2520" table:style-name="ce3">
            <text:p>2520.00</text:p>
          </table:table-cell>
          <table:table-cell office:value-type="float" office:value="111594" table:style-name="ce4">
            <text:p>1,11,594</text:p>
          </table:table-cell>
          <table:table-cell office:value-type="string" table:style-name="ce6">
            <text:p>133 </text:p>
          </table:table-cell>
          <table:table-cell office:value-type="float" office:value="44.283333333333331" table:formula="of:=([.C59]/[.B59])" table:style-name="ce1">
            <text:p>44.28333333</text:p>
          </table:table-cell>
          <table:table-cell office:value-type="float" office:value="504" table:formula="of:=([.B59]/5)" table:style-name="ce1">
            <text:p>504</text:p>
          </table:table-cell>
          <table:table-cell office:value-type="float" office:value="76.94" table:style-name="ce5">
            <text:p>76.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llia</text:p>
          </table:table-cell>
          <table:table-cell office:value-type="float" office:value="1981" table:style-name="ce3">
            <text:p>1981.00</text:p>
          </table:table-cell>
          <table:table-cell office:value-type="float" office:value="111287" table:style-name="ce4">
            <text:p>1,11,287</text:p>
          </table:table-cell>
          <table:table-cell office:value-type="string" table:style-name="ce6">
            <text:p>159 </text:p>
          </table:table-cell>
          <table:table-cell office:value-type="float" office:value="56.177183240787478" table:formula="of:=([.C60]/[.B60])" table:style-name="ce1">
            <text:p>56.17718324</text:p>
          </table:table-cell>
          <table:table-cell office:value-type="float" office:value="396.2" table:formula="of:=([.B60]/5)" table:style-name="ce1">
            <text:p>396.2</text:p>
          </table:table-cell>
          <table:table-cell office:value-type="float" office:value="86.65" table:style-name="ce5">
            <text:p>86.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da</text:p>
          </table:table-cell>
          <table:table-cell office:value-type="float" office:value="1250" table:style-name="ce3">
            <text:p>1250.00</text:p>
          </table:table-cell>
          <table:table-cell office:value-type="float" office:value="109539" table:style-name="ce4">
            <text:p>1,09,539</text:p>
          </table:table-cell>
          <table:table-cell office:value-type="string" table:style-name="ce6">
            <text:p>78 </text:p>
          </table:table-cell>
          <table:table-cell office:value-type="float" office:value="87.631200000000007" table:formula="of:=([.C61]/[.B61])" table:style-name="ce1">
            <text:p>87.6312</text:p>
          </table:table-cell>
          <table:table-cell office:value-type="float" office:value="250" table:formula="of:=([.B61]/5)" table:style-name="ce1">
            <text:p>250</text:p>
          </table:table-cell>
          <table:table-cell office:value-type="float" office:value="69.25" table:style-name="ce5">
            <text:p>69.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ater Noida</text:p>
          </table:table-cell>
          <table:table-cell office:value-type="float" office:value="1442" table:style-name="ce3">
            <text:p>1442.00</text:p>
          </table:table-cell>
          <table:table-cell office:value-type="float" office:value="107676" table:style-name="ce4">
            <text:p>1,07,676</text:p>
          </table:table-cell>
          <table:table-cell office:value-type="float" office:value="144" table:style-name="ce1">
            <text:p>144</text:p>
          </table:table-cell>
          <table:table-cell office:value-type="float" office:value="74.671289875173372" table:formula="of:=([.C62]/[.B62])" table:style-name="ce1">
            <text:p>74.67128988</text:p>
          </table:table-cell>
          <table:table-cell office:value-type="float" office:value="288.39999999999998" table:formula="of:=([.B62]/5)" table:style-name="ce1">
            <text:p>288.4</text:p>
          </table:table-cell>
          <table:table-cell office:value-type="float" office:value="86.54" table:style-name="ce5">
            <text:p>86.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ikohabad</text:p>
          </table:table-cell>
          <table:table-cell office:value-type="float" office:value="1425" table:style-name="ce3">
            <text:p>1425.00</text:p>
          </table:table-cell>
          <table:table-cell office:value-type="float" office:value="107300" table:style-name="ce4">
            <text:p>1,07,300</text:p>
          </table:table-cell>
          <table:table-cell office:value-type="string" table:style-name="ce6">
            <text:p>163 </text:p>
          </table:table-cell>
          <table:table-cell office:value-type="float" office:value="75.298245614035082" table:formula="of:=([.C63]/[.B63])" table:style-name="ce1">
            <text:p>75.29824561</text:p>
          </table:table-cell>
          <table:table-cell office:value-type="float" office:value="285" table:formula="of:=([.B63]/5)" table:style-name="ce1">
            <text:p>285</text:p>
          </table:table-cell>
          <table:table-cell office:value-type="float" office:value="81.680000000000007" table:style-name="ce5">
            <text:p>81.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amli</text:p>
          </table:table-cell>
          <table:table-cell office:value-type="float" office:value="1063" table:style-name="ce3">
            <text:p>1063.00</text:p>
          </table:table-cell>
          <table:table-cell office:value-type="float" office:value="147233" table:style-name="ce4">
            <text:p>1,47,233</text:p>
          </table:table-cell>
          <table:table-cell office:value-type="string" table:style-name="ce6">
            <text:p>248 </text:p>
          </table:table-cell>
          <table:table-cell office:value-type="float" office:value="138.50705550329258" table:formula="of:=([.C64]/[.B64])" table:style-name="ce1">
            <text:p>138.5070555</text:p>
          </table:table-cell>
          <table:table-cell office:value-type="float" office:value="212.6" table:formula="of:=([.B64]/5)" table:style-name="ce1">
            <text:p>212.6</text:p>
          </table:table-cell>
          <table:table-cell office:value-type="float" office:value="81.97" table:style-name="ce5">
            <text:p>81.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hair</text:p>
          </table:table-cell>
          <table:table-cell office:value-type="float" office:value="261" table:style-name="ce3">
            <text:p>261.00</text:p>
          </table:table-cell>
          <table:table-cell office:value-type="float" office:value="102106" table:style-name="ce4">
            <text:p>1,02,106</text:p>
          </table:table-cell>
          <table:table-cell office:value-type="string" table:style-name="ce6">
            <text:p>188 </text:p>
          </table:table-cell>
          <table:table-cell office:value-type="float" office:value="391.21072796934868" table:formula="of:=([.C65]/[.B65])" table:style-name="ce1">
            <text:p>391.210728</text:p>
          </table:table-cell>
          <table:table-cell office:value-type="float" office:value="52.2" table:formula="of:=([.B65]/5)" table:style-name="ce1">
            <text:p>52.2</text:p>
          </table:table-cell>
          <table:table-cell office:value-type="float" office:value="71.44" table:style-name="ce5">
            <text:p>71.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sganj</text:p>
          </table:table-cell>
          <table:table-cell office:value-type="float" office:value="2218" table:style-name="ce3">
            <text:p>2218.00</text:p>
          </table:table-cell>
          <table:table-cell office:value-type="float" office:value="101241" table:style-name="ce4">
            <text:p>1,01,241</text:p>
          </table:table-cell>
          <table:table-cell office:value-type="float" office:value="120" table:style-name="ce1">
            <text:p>120</text:p>
          </table:table-cell>
          <table:table-cell office:value-type="float" office:value="45.64517583408476" table:formula="of:=([.C66]/[.B66])" table:style-name="ce1">
            <text:p>45.64517583</text:p>
          </table:table-cell>
          <table:table-cell office:value-type="float" office:value="443.6" table:formula="of:=([.B66]/5)" table:style-name="ce1">
            <text:p>443.6</text:p>
          </table:table-cell>
          <table:table-cell office:value-type="float" office:value="78.56" table:style-name="ce5">
            <text:p>78.56</text:p>
          </table:table-cell>
          <table:table-cell table:number-columns-repeated="16377"/>
        </table:table-row>
        <table:table-row table:number-rows-repeated="104851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15-06-05T18:17:20Z</meta:creation-date>
    <dc:date>2019-03-29T15:12:51Z</dc:date>
    <meta:user-defined meta:name="WorkbookGuid">317fc6c0-9a33-4906-b37c-e83ae67c77e4</meta:user-defined>
  </office:meta>
</office:document-meta>
</file>